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49" style:master-page-name="MasterPage2" style:family="paragraph" style:name="P44">
      <style:paragraph-properties fo:line-height="150%" fo:text-align="center" fo:margin-top="24pt" fo:margin-bottom="24pt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71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family="text" style:name="T72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family="text" style:name="T73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parent-style-name="749" style:family="paragraph" style:name="P47">
      <style:paragraph-properties fo:line-height="150%" fo:text-align="center" fo:margin-top="24pt" fo:margin-bottom="24pt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74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family="text" style:name="T75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family="text" style:name="T76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family="text" style:name="T77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family="text" style:name="T78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family="text" style:name="T79">
      <style:text-properties fo:color="#000000" fo:font-family="Times New Roman" style:font-family-complex="Times New Roman" fo:font-size="20pt" style:font-size-complex="12pt" fo:language="cs" style:language-complex="ar" fo:country="CZ" style:country-complex="SA" fo:font-weight="bold"/>
    </style:style>
    <style:style style:parent-style-name="749" style:family="paragraph" style:name="P48">
      <style:paragraph-properties fo:line-height="150%" fo:margin-top="24pt" fo:margin-bottom="24pt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8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1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82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3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4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5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7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8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89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9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91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92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93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94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parent-style-name="749" style:family="paragraph" style:name="P49">
      <style:paragraph-properties fo:line-height="150%" fo:margin-top="24pt" fo:margin-bottom="24pt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95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9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97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98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99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0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01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02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03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04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05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0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07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08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09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1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parent-style-name="743" style:family="paragraph" style:name="P50">
      <style:paragraph-properties fo:line-height="200%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11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12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13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14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15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1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parent-style-name="743" style:family="paragraph" style:name="P51">
      <style:paragraph-properties fo:line-height="200%"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17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18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19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20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21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22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23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parent-style-name="743" style:family="paragraph" style:name="P52">
      <style:paragraph-properties fo:line-height="200%" fo:text-align="center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24">
      <style:text-properties fo:color="#000000" fo:font-family="Times New Roman" style:font-family-complex="Times New Roman" fo:font-size="16pt" style:font-size-complex="16pt" fo:language="cs" style:language-complex="ar" fo:country="CZ" style:country-complex="SA" fo:font-weight="bold"/>
    </style:style>
    <style:style style:family="text" style:name="T125">
      <style:text-properties fo:color="#000000" fo:font-family="Times New Roman" style:font-family-complex="Times New Roman" fo:font-size="16pt" style:font-size-complex="16pt" fo:language="cs" style:language-complex="ar" fo:country="CZ" style:country-complex="SA" fo:font-weight="bold"/>
    </style:style>
    <style:style style:family="text" style:name="T12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parent-style-name="743" style:family="paragraph" style:name="P53">
      <style:paragraph-properties fo:line-height="200%" fo:text-align="justify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27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28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29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3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31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32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33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34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35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3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parent-style-name="743" style:family="paragraph" style:name="P54">
      <style:paragraph-properties fo:line-height="200%"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37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38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39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4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41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42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43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44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45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parent-style-name="743" style:family="paragraph" style:name="P55">
      <style:paragraph-properties fo:line-height="200%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4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normal"/>
    </style:style>
    <style:style style:family="text" style:name="T147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48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49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5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parent-style-name="743" style:family="paragraph" style:name="P56">
      <style:paragraph-properties fo:line-height="200%" fo:text-align="justify"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1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2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3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4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5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6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7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parent-style-name="743" style:family="paragraph" style:name="P57">
      <style:paragraph-properties fo:line-height="200%" fo:text-align="justify"/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58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59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6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61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62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63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64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65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66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67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parent-style-name="743" style:family="paragraph" style:name="P58">
      <style:paragraph-properties fo:line-height="200%" fo:text-align="justify" fo:margin-left="1.249cm" fo:margin-right="0cm" fo:text-indent="0cm"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68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69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70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1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72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3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4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parent-style-name="743" style:family="paragraph" style:name="P59">
      <style:paragraph-properties fo:line-height="200%" fo:text-align="left"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5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6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7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8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parent-style-name="743" style:family="paragraph" style:name="P60">
      <style:paragraph-properties fo:line-height="200%" fo:text-align="justify" fo:margin-left="0cm" fo:margin-right="0cm" fo:text-indent="1.247cm"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79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80">
      <style:text-properties fo:color="#000000" fo:font-family="Times New Roman" style:font-family-complex="Times New Roman" fo:font-size="12pt" style:font-size-complex="12pt" fo:language="cs" style:language-complex="ar" fo:country="CZ" style:country-complex="SA" fo:font-weight="bold"/>
    </style:style>
    <style:style style:family="text" style:name="T181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82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parent-style-name="743" style:family="paragraph" style:name="P61">
      <style:paragraph-properties fo:line-height="200%" fo:text-align="justify" fo:margin-left="0cm" fo:margin-right="0cm" fo:text-indent="1.247cm"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83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84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family="text" style:name="T185"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</office:automatic-styles>
  <office:body>
    <office:text text:use-soft-page-breaks="true">
      <text:list>
        <text:list-item>
          <text:p text:style-name="P44"><text:span text:style-name="T71">PLNÁ MOC </text:span><text:span text:style-name="T72"/><text:span text:style-name="T73"/></text:p>
        </text:list-item>
        <text:list-item>
          <text:p text:style-name="P47"><text:span text:style-name="T74">k zastupování na </text:span><text:span text:style-name="T75">valn</text:span><text:span text:style-name="T76">é</text:span><text:span text:style-name="T77"> hromadě</text:span><text:span text:style-name="T78"/><text:span text:style-name="T79"/></text:p>
        </text:list-item>
        <text:list-item>
          <text:p text:style-name="P48"><text:span text:style-name="T80">spolku </text:span><text:span text:style-name="T81">base48, z.s., </text:span><text:span text:style-name="T82">se sídlem </text:span><text:span text:style-name="T83">Palackého třída 742/82, Královo Pole, 612 00 Brno</text:span><text:span text:style-name="T84">, </text:span><text:span text:style-name="T85">IČ:</text:span><text:span text:style-name="T86"> </text:span><text:span text:style-name="T87">22859802</text:span><text:span text:style-name="T88">, </text:span><text:span text:style-name="T89">konané dne</text:span><text:span text:style-name="T90"><text:s/></text:span><text:span text:style-name="T91">22. ledna 202</text:span><text:span text:style-name="T92">6 v 18.00.</text:span><text:span text:style-name="T93"/><text:span text:style-name="T94"/></text:p>
        </text:list-item>
        <text:list-item>
          <text:p text:style-name="P49"><text:span text:style-name="T95"/><text:span text:style-name="T96">Já </text:span><text:span text:style-name="T97">(j</text:span><text:span text:style-name="T98">méno a příjmení)</text:span><text:span text:style-name="T99"> _______________________</text:span><text:span text:style-name="T100">,</text:span><text:span text:style-name="T101"><text:s/></text:span><text:span text:style-name="T102">datum </text:span><text:span text:style-name="T103">n</text:span><text:span text:style-name="T104">arození </text:span><text:span text:style-name="T105">___</text:span><text:span text:style-name="T106">. ___</text:span><text:span text:style-name="T107">. ______</text:span><text:span text:style-name="T108">, </text:span><text:span text:style-name="T109"/><text:span text:style-name="T110"/></text:p>
        </text:list-item>
      </text:list>
      <text:p text:style-name="P50"><text:span text:style-name="T111">trvalé bydliště </text:span><text:span text:style-name="T112">(adresa)</text:span><text:span text:style-name="T113"><text:s/></text:span><text:span text:style-name="T114">_________________________________________________,</text:span><text:span text:style-name="T115"/><text:span text:style-name="T116"/></text:p>
      <text:p text:style-name="P51"><text:span text:style-name="T117"/><text:span text:style-name="T118">níže podepsaný(á) </text:span><text:span text:style-name="T119">zmocnitel</text:span><text:span text:style-name="T120"> a </text:span><text:span text:style-name="T121">člen spolku</text:span><text:span text:style-name="T122"/><text:span text:style-name="T123"/></text:p>
      <text:p text:style-name="P52"><text:span text:style-name="T124">zmocňuji </text:span><text:span text:style-name="T125"/><text:span text:style-name="T126"/></text:p>
      <text:p text:style-name="P53"><text:span text:style-name="T127">pana / paní</text:span><text:span text:style-name="T128"><text:s/></text:span><text:span text:style-name="T129">(</text:span><text:span text:style-name="T130">zmocněnce </text:span><text:span text:style-name="T131">- jméno a příjmení</text:span><text:span text:style-name="T132">)</text:span><text:span text:style-name="T133"> __________________________________</text:span><text:span text:style-name="T134">,</text:span><text:span text:style-name="T135"/><text:span text:style-name="T136"/></text:p>
      <text:p text:style-name="P54"><text:span text:style-name="T137">datum </text:span><text:span text:style-name="T138">n</text:span><text:span text:style-name="T139">arození </text:span><text:span text:style-name="T140">___</text:span><text:span text:style-name="T141">. ___</text:span><text:span text:style-name="T142">. ______</text:span><text:span text:style-name="T143">, </text:span><text:span text:style-name="T144"/><text:span text:style-name="T145"/></text:p>
      <text:p text:style-name="P55"><text:span text:style-name="T146">trvalé bydliště (adresa)</text:span><text:span text:style-name="T147"><text:s/></text:span><text:span text:style-name="T148">_________________________________________________,</text:span><text:span text:style-name="T149"><text:line-break/></text:span><text:span text:style-name="T150"/></text:p>
      <text:p text:style-name="P56"><text:span text:style-name="T151">aby se mým jménem vyjadřoval ke všem návrhům předložených </text:span><text:span text:style-name="T152">valné hromadě</text:span><text:span text:style-name="T153"> k rozhodnutí, hlasoval o nich, podával návrhy a vůbec činil všechny úkony, kterých je zapotřebí k řádnému průběhu </text:span><text:span text:style-name="T154">valné hromady</text:span><text:span text:style-name="T155">.</text:span><text:span text:style-name="T156"/><text:span text:style-name="T157"/></text:p>
      <text:p text:style-name="P57"><text:span text:style-name="T158"><text:line-break/></text:span><text:span text:style-name="T159">V (místo) </text:span><text:span text:style-name="T160">__________, </text:span><text:span text:style-name="T161">dne </text:span><text:span text:style-name="T162">__</text:span><text:span text:style-name="T163">. </text:span><text:span text:style-name="T164">__. ______</text:span><text:span text:style-name="T165"><text:s/></text:span><text:span text:style-name="T166"/><text:span text:style-name="T167"/></text:p>
      <text:p text:style-name="P58"><text:span text:style-name="T168"><text:line-break/></text:span><text:span text:style-name="T169">Zmocnitel<text:tab/><text:tab/><text:tab/></text:span><text:span text:style-name="T170"><text:tab/><text:tab/><text:tab/></text:span><text:span text:style-name="T171">Zmocněnec </text:span><text:span text:style-name="T172"><text:tab/><text:tab/></text:span><text:span text:style-name="T173"/><text:span text:style-name="T174"/></text:p>
      <text:p text:style-name="P59"><text:span text:style-name="T175"><text:tab/><text:tab/><text:tab/><text:tab/><text:tab/><text:tab/><text:tab/><text:tab/>Podpisem plnou moc přijímám.</text:span><text:span text:style-name="T176"><text:line-break/></text:span><text:span text:style-name="T177"/><text:span text:style-name="T178"/></text:p>
      <text:p text:style-name="P60"><text:span text:style-name="T179"/><text:span text:style-name="T180">.............................................<text:tab/><text:tab/><text:tab/><text:tab/>....................................................</text:span><text:span text:style-name="T181"/><text:span text:style-name="T182"/></text:p>
      <text:p text:style-name="P61"><text:span text:style-name="T183">(podpis)<text:tab/><text:tab/><text:tab/><text:tab/><text:tab/><text:tab/>(podpis)</text:span><text:span text:style-name="T184"/><text:span text:style-name="T1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81">
      <style:paragraph-properties/>
      <style:text-properties fo:font-size="10pt"/>
    </style:style>
    <style:style style:display-name="DStyle_text" style:family="text" style:name="682">
      <style:paragraph-properties/>
    </style:style>
    <style:style style:class="default" style:display-name="Normal" style:family="paragraph" style:name="683">
      <style:paragraph-properties/>
      <style:text-properties/>
    </style:style>
    <style:style style:parent-style-name="683" style:display-name="Heading 2" style:family="paragraph" style:name="684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683" style:display-name="Heading 3" style:family="paragraph" style:name="685">
      <style:paragraph-properties fo:margin-top="8pt" fo:margin-bottom="4pt"/>
      <style:text-properties fo:color="#0f4761" fo:font-family="Arial" style:font-family-complex="Arial" fo:font-size="14pt" style:font-size-complex="14pt"/>
    </style:style>
    <style:style style:parent-style-name="683" style:display-name="Heading 4" style:family="paragraph" style:name="686">
      <style:paragraph-properties fo:margin-top="4pt" fo:margin-bottom="2pt"/>
      <style:text-properties fo:color="#0f4761" fo:font-family="Arial" style:font-family-complex="Arial" fo:font-style="italic"/>
    </style:style>
    <style:style style:parent-style-name="683" style:display-name="Heading 5" style:family="paragraph" style:name="687">
      <style:paragraph-properties fo:margin-top="4pt" fo:margin-bottom="2pt"/>
      <style:text-properties fo:color="#0f4761" fo:font-family="Arial" style:font-family-complex="Arial"/>
    </style:style>
    <style:style style:parent-style-name="683" style:display-name="Heading 6" style:family="paragraph" style:name="688">
      <style:paragraph-properties fo:margin-top="2pt" fo:margin-bottom="0pt"/>
      <style:text-properties fo:color="#595959" fo:font-family="Arial" style:font-family-complex="Arial" fo:font-style="italic"/>
    </style:style>
    <style:style style:parent-style-name="683" style:display-name="Heading 7" style:family="paragraph" style:name="689">
      <style:paragraph-properties fo:margin-top="2pt" fo:margin-bottom="0pt"/>
      <style:text-properties fo:color="#595959" fo:font-family="Arial" style:font-family-complex="Arial"/>
    </style:style>
    <style:style style:parent-style-name="683" style:display-name="Heading 8" style:family="paragraph" style:name="690">
      <style:paragraph-properties fo:margin-bottom="0pt"/>
      <style:text-properties fo:color="#272727" fo:font-family="Arial" style:font-family-complex="Arial" fo:font-style="italic"/>
    </style:style>
    <style:style style:parent-style-name="683" style:display-name="Heading 9" style:family="paragraph" style:name="691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92">
      <style:paragraph-properties/>
    </style:style>
    <style:style style:parent-style-name="692" style:display-name="Heading 1 Char" style:family="text" style:name="693">
      <style:paragraph-properties/>
      <style:text-properties fo:color="#0f4761" fo:font-family="Arial" style:font-family-complex="Arial" fo:font-size="20pt" style:font-size-complex="20pt"/>
    </style:style>
    <style:style style:parent-style-name="692" style:display-name="Heading 2 Char" style:family="text" style:name="694">
      <style:paragraph-properties/>
      <style:text-properties fo:color="#0f4761" fo:font-family="Arial" style:font-family-complex="Arial" fo:font-size="16pt" style:font-size-complex="16pt"/>
    </style:style>
    <style:style style:parent-style-name="692" style:display-name="Heading 3 Char" style:family="text" style:name="695">
      <style:paragraph-properties/>
      <style:text-properties fo:color="#0f4761" fo:font-family="Arial" style:font-family-complex="Arial" fo:font-size="14pt" style:font-size-complex="14pt"/>
    </style:style>
    <style:style style:parent-style-name="692" style:display-name="Heading 4 Char" style:family="text" style:name="696">
      <style:paragraph-properties/>
      <style:text-properties fo:color="#0f4761" fo:font-family="Arial" style:font-family-complex="Arial" fo:font-style="italic"/>
    </style:style>
    <style:style style:parent-style-name="692" style:display-name="Heading 5 Char" style:family="text" style:name="697">
      <style:paragraph-properties/>
      <style:text-properties fo:color="#0f4761" fo:font-family="Arial" style:font-family-complex="Arial"/>
    </style:style>
    <style:style style:parent-style-name="692" style:display-name="Heading 6 Char" style:family="text" style:name="698">
      <style:paragraph-properties/>
      <style:text-properties fo:color="#595959" fo:font-family="Arial" style:font-family-complex="Arial" fo:font-style="italic"/>
    </style:style>
    <style:style style:parent-style-name="692" style:display-name="Heading 7 Char" style:family="text" style:name="699">
      <style:paragraph-properties/>
      <style:text-properties fo:color="#595959" fo:font-family="Arial" style:font-family-complex="Arial"/>
    </style:style>
    <style:style style:parent-style-name="692" style:display-name="Heading 8 Char" style:family="text" style:name="700">
      <style:paragraph-properties/>
      <style:text-properties fo:color="#272727" fo:font-family="Arial" style:font-family-complex="Arial" fo:font-style="italic"/>
    </style:style>
    <style:style style:parent-style-name="692" style:display-name="Heading 9 Char" style:family="text" style:name="701">
      <style:paragraph-properties/>
      <style:text-properties fo:color="#272727" fo:font-family="Arial" style:font-family-complex="Arial" fo:font-style="italic"/>
    </style:style>
    <style:style style:parent-style-name="683" style:display-name="Title" style:family="paragraph" style:name="702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92" style:display-name="Title Char" style:family="text" style:name="703">
      <style:paragraph-properties/>
      <style:text-properties fo:font-family="Arial" style:font-family-complex="Arial" fo:font-size="28pt" style:font-size-complex="28pt" fo:letter-spacing="-0.5pt"/>
    </style:style>
    <style:style style:parent-style-name="683" style:display-name="Subtitle" style:family="paragraph" style:name="704">
      <style:paragraph-properties/>
      <style:text-properties fo:color="#595959" fo:font-size="14pt" style:font-size-complex="14pt" fo:letter-spacing="0.75pt"/>
    </style:style>
    <style:style style:parent-style-name="692" style:display-name="Subtitle Char" style:family="text" style:name="705">
      <style:paragraph-properties/>
      <style:text-properties fo:color="#595959" fo:font-size="14pt" style:font-size-complex="14pt" fo:letter-spacing="0.75pt"/>
    </style:style>
    <style:style style:parent-style-name="683" style:display-name="Quote" style:family="paragraph" style:name="706">
      <style:paragraph-properties fo:text-align="center" fo:margin-top="8pt"/>
      <style:text-properties fo:color="#404040" fo:font-style="italic"/>
    </style:style>
    <style:style style:parent-style-name="692" style:display-name="Quote Char" style:family="text" style:name="707">
      <style:paragraph-properties/>
      <style:text-properties fo:color="#404040" fo:font-style="italic"/>
    </style:style>
    <style:style style:parent-style-name="683" style:display-name="List Paragraph" style:family="paragraph" style:name="708">
      <style:paragraph-properties fo:margin-left="1.27cm" fo:margin-right="0cm" fo:text-indent="0cm"/>
    </style:style>
    <style:style style:parent-style-name="692" style:display-name="Intense Emphasis" style:family="text" style:name="709">
      <style:paragraph-properties/>
      <style:text-properties fo:color="#0f4761" fo:font-style="italic"/>
    </style:style>
    <style:style style:parent-style-name="683" style:display-name="Intense Quote" style:family="paragraph" style:name="710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92" style:display-name="Intense Quote Char" style:family="text" style:name="711">
      <style:paragraph-properties/>
      <style:text-properties fo:color="#0f4761" fo:font-style="italic"/>
    </style:style>
    <style:style style:parent-style-name="692" style:display-name="Intense Reference" style:family="text" style:name="712">
      <style:paragraph-properties/>
      <style:text-properties fo:font-variant="small-caps" fo:color="#0f4761" fo:letter-spacing="0.25pt" fo:font-weight="bold"/>
    </style:style>
    <style:style style:parent-style-name="683" style:display-name="No Spacing" style:family="paragraph" style:name="713">
      <style:paragraph-properties fo:line-height="100%" fo:margin-bottom="0pt"/>
    </style:style>
    <style:style style:parent-style-name="692" style:display-name="Subtle Emphasis" style:family="text" style:name="714">
      <style:paragraph-properties/>
      <style:text-properties fo:color="#404040" fo:font-style="italic"/>
    </style:style>
    <style:style style:parent-style-name="692" style:display-name="Emphasis" style:family="text" style:name="715">
      <style:paragraph-properties/>
      <style:text-properties fo:font-style="italic"/>
    </style:style>
    <style:style style:parent-style-name="692" style:display-name="Strong" style:family="text" style:name="716">
      <style:paragraph-properties/>
      <style:text-properties fo:font-weight="bold"/>
    </style:style>
    <style:style style:parent-style-name="692" style:display-name="Subtle Reference" style:family="text" style:name="717">
      <style:paragraph-properties/>
      <style:text-properties fo:font-variant="small-caps" fo:color="#5a5a5a"/>
    </style:style>
    <style:style style:parent-style-name="692" style:display-name="Book Title" style:family="text" style:name="718">
      <style:paragraph-properties/>
      <style:text-properties fo:letter-spacing="0.25pt" fo:font-style="italic" fo:font-weight="bold"/>
    </style:style>
    <style:style style:parent-style-name="692" style:display-name="Header Char" style:family="text" style:name="719">
      <style:paragraph-properties/>
    </style:style>
    <style:style style:parent-style-name="692" style:display-name="Footer Char" style:family="text" style:name="720">
      <style:paragraph-properties/>
    </style:style>
    <style:style style:parent-style-name="683" style:display-name="footnote text" style:family="paragraph" style:name="721">
      <style:paragraph-properties fo:line-height="100%" fo:margin-bottom="0pt"/>
      <style:text-properties fo:font-size="10pt" style:font-size-complex="10pt"/>
    </style:style>
    <style:style style:parent-style-name="692" style:display-name="Footnote Text Char" style:family="text" style:name="722">
      <style:paragraph-properties/>
      <style:text-properties fo:font-size="10pt" style:font-size-complex="10pt"/>
    </style:style>
    <style:style style:parent-style-name="692" style:display-name="footnote reference" style:family="text" style:name="723">
      <style:paragraph-properties/>
      <style:text-properties style:text-position="super 58%"/>
    </style:style>
    <style:style style:parent-style-name="683" style:display-name="endnote text" style:family="paragraph" style:name="724">
      <style:paragraph-properties fo:line-height="100%" fo:margin-bottom="0pt"/>
      <style:text-properties fo:font-size="10pt" style:font-size-complex="10pt"/>
    </style:style>
    <style:style style:parent-style-name="692" style:display-name="Endnote Text Char" style:family="text" style:name="725">
      <style:paragraph-properties/>
      <style:text-properties fo:font-size="10pt" style:font-size-complex="10pt"/>
    </style:style>
    <style:style style:parent-style-name="692" style:display-name="endnote reference" style:family="text" style:name="726">
      <style:paragraph-properties/>
      <style:text-properties style:text-position="super 58%"/>
    </style:style>
    <style:style style:parent-style-name="692" style:display-name="Hyperlink" style:family="text" style:name="72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Internet link" style:family="text" style:name="728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92" style:display-name="FollowedHyperlink" style:family="text" style:name="729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83" style:display-name="toc 1" style:family="paragraph" style:name="730">
      <style:paragraph-properties fo:margin-bottom="5pt"/>
    </style:style>
    <style:style style:parent-style-name="683" style:display-name="toc 2" style:family="paragraph" style:name="731">
      <style:paragraph-properties fo:margin-left="0.3881cm" fo:margin-right="0cm" fo:text-indent="0cm" fo:margin-bottom="5pt"/>
    </style:style>
    <style:style style:parent-style-name="683" style:display-name="toc 3" style:family="paragraph" style:name="732">
      <style:paragraph-properties fo:margin-left="0.7762cm" fo:margin-right="0cm" fo:text-indent="0cm" fo:margin-bottom="5pt"/>
    </style:style>
    <style:style style:parent-style-name="683" style:display-name="toc 4" style:family="paragraph" style:name="733">
      <style:paragraph-properties fo:margin-left="1.164cm" fo:margin-right="0cm" fo:text-indent="0cm" fo:margin-bottom="5pt"/>
    </style:style>
    <style:style style:parent-style-name="683" style:display-name="toc 5" style:family="paragraph" style:name="734">
      <style:paragraph-properties fo:margin-left="1.552cm" fo:margin-right="0cm" fo:text-indent="0cm" fo:margin-bottom="5pt"/>
    </style:style>
    <style:style style:parent-style-name="683" style:display-name="toc 6" style:family="paragraph" style:name="735">
      <style:paragraph-properties fo:margin-left="1.94cm" fo:margin-right="0cm" fo:text-indent="0cm" fo:margin-bottom="5pt"/>
    </style:style>
    <style:style style:parent-style-name="683" style:display-name="toc 7" style:family="paragraph" style:name="736">
      <style:paragraph-properties fo:margin-left="2.328cm" fo:margin-right="0cm" fo:text-indent="0cm" fo:margin-bottom="5pt"/>
    </style:style>
    <style:style style:parent-style-name="683" style:display-name="toc 8" style:family="paragraph" style:name="737">
      <style:paragraph-properties fo:margin-left="2.717cm" fo:margin-right="0cm" fo:text-indent="0cm" fo:margin-bottom="5pt"/>
    </style:style>
    <style:style style:parent-style-name="683" style:display-name="toc 9" style:family="paragraph" style:name="738">
      <style:paragraph-properties fo:margin-left="3.105cm" fo:margin-right="0cm" fo:text-indent="0cm" fo:margin-bottom="5pt"/>
    </style:style>
    <style:style style:parent-style-name="692" style:display-name="Placeholder Text" style:family="text" style:name="739">
      <style:paragraph-properties/>
      <style:text-properties fo:color="#666666"/>
    </style:style>
    <style:style style:parent-style-name="683" style:display-name="TOC Heading" style:family="paragraph" style:name="740">
      <style:paragraph-properties/>
    </style:style>
    <style:style style:parent-style-name="683" style:display-name="table of figures" style:family="paragraph" style:name="741">
      <style:paragraph-properties fo:margin-bottom="0pt"/>
    </style:style>
    <style:style style:parent-style-name="683" style:display-name="DStyle_paragraph" style:family="paragraph" style:name="74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42" style:display-name="Standard" style:family="paragraph" style:name="743">
      <style:paragraph-properties/>
      <style:text-properties fo:color="#000000" fo:font-family="Times New Roman" style:font-family-complex="Times New Roman" fo:font-size="12pt" style:font-size-complex="12pt" fo:language="cs" style:language-complex="ar" fo:country="CZ" style:country-complex="SA"/>
    </style:style>
    <style:style style:parent-style-name="743" style:display-name="Heading" style:family="paragraph" style:name="744">
      <style:paragraph-properties fo:margin-top="0pt" fo:margin-bottom="15pt" fo:border-top="none" fo:border-bottom="0.03528cm solid #4F81BD" fo:border-left="none" fo:border-right="none"/>
      <style:text-properties fo:color="#17365d" fo:font-family="Cambria" style:font-family-complex="Cambria" fo:font-size="26pt" style:font-size-complex="26pt" fo:letter-spacing="0.25pt"/>
    </style:style>
    <style:style style:parent-style-name="743" style:display-name="Text body" style:family="paragraph" style:name="745">
      <style:paragraph-properties fo:text-align="justify" fo:margin-top="12pt" fo:margin-bottom="0pt"/>
    </style:style>
    <style:style style:parent-style-name="745" style:display-name="List" style:family="paragraph" style:name="746">
      <style:paragraph-properties/>
    </style:style>
    <style:style style:parent-style-name="743" style:display-name="Caption" style:family="paragraph" style:name="747">
      <style:paragraph-properties fo:margin-top="6pt" fo:margin-bottom="6pt"/>
      <style:text-properties fo:font-size="12pt" style:font-size-complex="12pt" fo:font-style="italic"/>
    </style:style>
    <style:style style:parent-style-name="743" style:display-name="Index" style:family="paragraph" style:name="748">
      <style:paragraph-properties/>
    </style:style>
    <style:style style:parent-style-name="743" style:display-name="Heading 1" style:family="paragraph" style:name="749">
      <style:paragraph-properties/>
      <style:text-properties fo:font-weight="bold"/>
    </style:style>
    <style:style style:parent-style-name="743" style:display-name="Header and Footer" style:family="paragraph" style:name="750">
      <style:paragraph-properties>
        <style:tab-stops>
          <style:tab-stop style:position="8.794cm" style:type="center"/>
          <style:tab-stop style:position="17.59cm" style:type="right"/>
        </style:tab-stops>
      </style:paragraph-properties>
    </style:style>
    <style:style style:parent-style-name="743" style:display-name="Header" style:family="paragraph" style:name="751">
      <style:paragraph-properties/>
    </style:style>
    <style:style style:parent-style-name="743" style:display-name="Footer" style:family="paragraph" style:name="752">
      <style:paragraph-properties/>
    </style:style>
    <style:style style:parent-style-name="743" style:display-name="Text bubliny" style:family="paragraph" style:name="753">
      <style:paragraph-properties/>
      <style:text-properties fo:font-family="Tahoma" style:font-family-complex="Tahoma" fo:font-size="8pt" style:font-size-complex="8pt"/>
    </style:style>
    <style:style style:parent-style-name="683" style:display-name="Standardní písmo odstavce" style:family="text" style:name="754">
      <style:paragraph-properties/>
    </style:style>
    <style:style style:parent-style-name="683" style:display-name="Nadpis 1 Char" style:family="text" style:name="755">
      <style:paragraph-properties/>
      <style:text-properties fo:font-family="Times New Roman" style:font-family-complex="Times New Roman" fo:font-size="12pt" style:font-size-complex="12pt" fo:font-weight="bold"/>
    </style:style>
    <style:style style:parent-style-name="683" style:display-name="Základní text Char" style:family="text" style:name="756">
      <style:paragraph-properties/>
      <style:text-properties fo:font-family="Times New Roman" style:font-family-complex="Times New Roman" fo:font-size="12pt" style:font-size-complex="12pt"/>
    </style:style>
    <style:style style:parent-style-name="683" style:display-name="Název Char" style:family="text" style:name="757">
      <style:paragraph-properties/>
      <style:text-properties fo:color="#17365d" fo:font-family="Cambria" style:font-family-complex="Cambria" fo:font-size="26pt" style:font-size-complex="26pt" fo:letter-spacing="0.25pt"/>
    </style:style>
    <style:style style:parent-style-name="683" style:display-name="Záhlaví Char" style:family="text" style:name="758">
      <style:paragraph-properties/>
      <style:text-properties fo:font-family="Times New Roman" style:font-family-complex="Times New Roman" fo:font-size="12pt" style:font-size-complex="12pt"/>
    </style:style>
    <style:style style:parent-style-name="683" style:display-name="Zápatí Char" style:family="text" style:name="759">
      <style:paragraph-properties/>
      <style:text-properties fo:font-family="Times New Roman" style:font-family-complex="Times New Roman" fo:font-size="12pt" style:font-size-complex="12pt"/>
    </style:style>
    <style:style style:parent-style-name="683" style:display-name="Text bubliny Char" style:family="text" style:name="760">
      <style:paragraph-properties/>
      <style:text-properties fo:font-family="Tahoma" style:font-family-complex="Tahoma" fo:font-size="8pt" style:font-size-complex="8pt"/>
    </style:style>
    <style:style style:parent-style-name="683" style:display-name="T1" style:family="text" style:name="761">
      <style:paragraph-properties/>
    </style:style>
    <style:style style:parent-style-name="683" style:display-name="T2" style:family="text" style:name="762">
      <style:paragraph-properties/>
    </style:style>
    <style:style style:parent-style-name="683" style:display-name="T3" style:family="text" style:name="763">
      <style:paragraph-properties/>
    </style:style>
    <style:style style:parent-style-name="683" style:display-name="T4" style:family="text" style:name="764">
      <style:paragraph-properties/>
    </style:style>
    <style:style style:parent-style-name="683" style:display-name="T5" style:family="text" style:name="765">
      <style:paragraph-properties/>
    </style:style>
    <style:style style:parent-style-name="683" style:display-name="T6" style:family="text" style:name="766">
      <style:paragraph-properties/>
    </style:style>
    <style:style style:parent-style-name="683" style:display-name="T7" style:family="text" style:name="767">
      <style:paragraph-properties/>
    </style:style>
    <style:style style:parent-style-name="683" style:display-name="T8" style:family="text" style:name="768">
      <style:paragraph-properties/>
    </style:style>
    <style:style style:parent-style-name="683" style:display-name="T9" style:family="text" style:name="76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1.27cm" fo:margin-bottom="1.27cm" fo:margin-left="1.27cm" fo:margin-right="1.27cm"/>
      <style:footer-style>
        <style:header-footer-properties fo:min-height="0.2769cm"/>
      </style:footer-style>
    </style:page-layout>
    <style:page-layout style:name="Mpm2">
      <style:page-layout-properties fo:page-width="21cm" fo:page-height="29.7cm" style:print-orientation="portrait" fo:margin-top="1.27cm" fo:margin-bottom="1.27cm" fo:margin-left="1.27cm" fo:margin-right="1.27cm"/>
      <style:footer-style>
        <style:header-footer-properties fo:min-height="0.2769cm"/>
      </style:footer-style>
    </style:page-layout>
    <style:style style:parent-style-name="752" style:family="paragraph" style:name="P42">
      <style:paragraph-properties fo:text-align="center"/>
      <style:text-properties fo:font-family="Verdana" style:font-family-complex="Verdana" fo:font-size="9pt" style:font-size-complex="9pt"/>
    </style:style>
    <style:style style:family="text" style:name="T59">
      <style:text-properties fo:font-family="Verdana" style:font-family-complex="Verdana" fo:font-size="9pt" style:font-size-complex="9pt"/>
    </style:style>
    <style:style style:family="text" style:name="T60">
      <style:text-properties fo:font-family="Verdana" style:font-family-complex="Verdana" fo:font-size="9pt" style:font-size-complex="9pt"/>
    </style:style>
    <style:style style:family="text" style:name="T61">
      <style:text-properties fo:font-family="Verdana" style:font-family-complex="Verdana" fo:font-size="9pt" style:font-size-complex="9pt"/>
    </style:style>
    <style:style style:parent-style-name="752" style:family="paragraph" style:name="P43">
      <style:paragraph-properties/>
      <style:text-properties fo:font-family="Verdana" style:font-family-complex="Verdana" fo:font-size="9pt" style:font-size-complex="9pt"/>
    </style:style>
    <style:style style:family="text" style:name="T62">
      <style:text-properties fo:font-family="Verdana" style:font-family-complex="Verdana" fo:font-size="9pt" style:font-size-complex="9pt"/>
    </style:style>
    <style:style style:family="text" style:name="T63">
      <style:text-properties fo:font-family="Verdana" style:font-family-complex="Verdana" fo:font-size="9pt" style:font-size-complex="9pt"/>
    </style:style>
    <style:style style:family="text" style:name="T64">
      <style:text-properties fo:font-family="Verdana" style:font-family-complex="Verdana" fo:font-size="9pt" style:font-size-complex="9pt"/>
    </style:style>
    <style:style style:parent-style-name="752" style:family="paragraph" style:name="P45">
      <style:paragraph-properties fo:text-align="center"/>
      <style:text-properties fo:font-family="Verdana" style:font-family-complex="Verdana" fo:font-size="9pt" style:font-size-complex="9pt"/>
    </style:style>
    <style:style style:family="text" style:name="T65">
      <style:text-properties fo:font-family="Verdana" style:font-family-complex="Verdana" fo:font-size="9pt" style:font-size-complex="9pt"/>
    </style:style>
    <style:style style:family="text" style:name="T66">
      <style:text-properties fo:font-family="Verdana" style:font-family-complex="Verdana" fo:font-size="9pt" style:font-size-complex="9pt"/>
    </style:style>
    <style:style style:family="text" style:name="T67">
      <style:text-properties fo:font-family="Verdana" style:font-family-complex="Verdana" fo:font-size="9pt" style:font-size-complex="9pt"/>
    </style:style>
    <style:style style:parent-style-name="752" style:family="paragraph" style:name="P46">
      <style:paragraph-properties/>
      <style:text-properties fo:font-family="Verdana" style:font-family-complex="Verdana" fo:font-size="9pt" style:font-size-complex="9pt"/>
    </style:style>
    <style:style style:family="text" style:name="T68">
      <style:text-properties fo:font-family="Verdana" style:font-family-complex="Verdana" fo:font-size="9pt" style:font-size-complex="9pt"/>
    </style:style>
    <style:style style:family="text" style:name="T69">
      <style:text-properties fo:font-family="Verdana" style:font-family-complex="Verdana" fo:font-size="9pt" style:font-size-complex="9pt"/>
    </style:style>
    <style:style style:family="text" style:name="T70">
      <style:text-properties fo:font-family="Verdana" style:font-family-complex="Verdana" fo:font-size="9pt" style:font-size-complex="9pt"/>
    </style:style>
  </office:automatic-styles>
  <office:master-styles>
    <style:master-page style:name="Standard" style:page-layout-name="Mpm1">
      <style:footer>
        <text:p text:style-name="P42"><text:span text:style-name="T59"/><text:span text:style-name="T60"/><text:span text:style-name="T61"/></text:p>
        <text:p text:style-name="P43"><text:span text:style-name="T62"/><text:span text:style-name="T63"/><text:span text:style-name="T64"/></text:p>
      </style:footer>
    </style:master-page>
    <style:master-page style:name="MasterPage2" style:page-layout-name="Mpm2">
      <style:footer>
        <text:p text:style-name="P45"><text:span text:style-name="T65"/><text:span text:style-name="T66"/><text:span text:style-name="T67"/></text:p>
        <text:p text:style-name="P46"><text:span text:style-name="T68"/><text:span text:style-name="T69"/><text:span text:style-name="T7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  <meta:creation-date>2018-11-20T14:10:00Z</meta:creation-date>
  </office:meta>
</office:document-meta>
</file>